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ue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3cm" svg:y="0cm" presentation:class="title">
          <draw:text-box>
            <text:p text:style-name="P1">Dispatcher distribution</text:p>
          </draw:text-box>
        </draw:frame>
        <draw:custom-shape draw:style-name="gr1" draw:text-style-name="P3" draw:layer="layout" svg:width="8.5cm" svg:height="4.5cm" svg:x="9cm" svg:y="9.5cm">
          <text:p text:style-name="P2">DP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3cm" svg:height="1.5cm" svg:x="5cm" svg:y="13.5cm">
          <text:p text:style-name="P2">BS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3cm" svg:height="1.5cm" svg:x="4cm" svg:y="11.5cm">
          <text:p text:style-name="P2">RC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3cm" svg:height="1.5cm" svg:x="4cm" svg:y="9.5cm">
          <text:p text:style-name="P2">DN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3cm" svg:height="1.5cm" svg:x="6.09cm" svg:y="7.635cm">
          <text:p text:style-name="P2">CM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3cm" svg:height="1.5cm" svg:x="9cm" svg:y="6cm">
          <text:p text:style-name="P2">M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3cm" svg:height="1.5cm" svg:x="12cm" svg:y="5cm">
          <text:p text:style-name="P2">SRV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3cm" svg:height="1.5cm" svg:x="15cm" svg:y="6cm">
          <text:p text:style-name="P2">X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3cm" svg:height="1.5cm" svg:x="18cm" svg:y="8cm">
          <text:p text:style-name="P2">NA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3cm" svg:height="1.5cm" svg:x="19.5cm" svg:y="10cm">
          <text:p text:style-name="P2">LO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3cm" svg:height="1.5cm" svg:x="19.5cm" svg:y="12cm">
          <text:p text:style-name="P2">SERVO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3cm" svg:height="1.5cm" svg:x="18cm" svg:y="14cm">
          <text:p text:style-name="P2">TS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8cm" svg:y1="14cm" svg:x2="9.5cm" svg:y2="13cm">
          <text:p text:style-name="P2">0</text:p>
        </draw:line>
        <draw:line draw:style-name="gr2" draw:text-style-name="P3" draw:layer="layout" svg:x1="7cm" svg:y1="12cm" svg:x2="9cm" svg:y2="12cm">
          <text:p text:style-name="P2">1</text:p>
        </draw:line>
        <draw:line draw:style-name="gr2" draw:text-style-name="P3" draw:layer="layout" svg:x1="7cm" svg:y1="10.5cm" svg:x2="9cm" svg:y2="11cm">
          <text:p text:style-name="P2">2</text:p>
        </draw:line>
        <draw:line draw:style-name="gr2" draw:text-style-name="P3" draw:layer="layout" svg:x1="9cm" svg:y1="9cm" svg:x2="10.5cm" svg:y2="10cm">
          <text:p text:style-name="P2">3</text:p>
        </draw:line>
        <draw:line draw:style-name="gr2" draw:text-style-name="P3" draw:layer="layout" svg:x1="13.5cm" svg:y1="7.5cm" svg:x2="13.5cm" svg:y2="9.5cm">
          <text:p text:style-name="P2">4</text:p>
        </draw:line>
        <draw:line draw:style-name="gr2" draw:text-style-name="P3" draw:layer="layout" svg:x1="16.724cm" svg:y1="10.404cm" svg:x2="18.224cm" svg:y2="9.404cm">
          <text:p text:style-name="P2">5</text:p>
        </draw:line>
        <draw:line draw:style-name="gr2" draw:text-style-name="P3" draw:layer="layout" svg:x1="17.5cm" svg:y1="11.5cm" svg:x2="19.5cm" svg:y2="11cm">
          <text:p text:style-name="P2">6</text:p>
        </draw:line>
        <draw:line draw:style-name="gr2" draw:text-style-name="P3" draw:layer="layout" svg:x1="17.5cm" svg:y1="12.5cm" svg:x2="19.5cm" svg:y2="12.5cm">
          <text:p text:style-name="P2">7</text:p>
        </draw:line>
        <draw:line draw:style-name="gr2" draw:text-style-name="P3" draw:layer="layout" svg:x1="16.5cm" svg:y1="13.5cm" svg:x2="18cm" svg:y2="14.5cm">
          <text:p text:style-name="P2">8</text:p>
        </draw:line>
        <draw:custom-shape draw:style-name="gr1" draw:text-style-name="P3" draw:layer="layout" svg:width="3cm" svg:height="1cm" svg:x="11.5cm" svg:y="16cm">
          <text:p text:style-name="P2">TWI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cm" svg:height="1cm" svg:x="23cm" svg:y="8cm">
          <text:p text:style-name="P2">R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cm" svg:y1="14cm" svg:x2="13cm" svg:y2="16cm">
          <text:p text:style-name="P1"/>
        </draw:line>
        <draw:line draw:style-name="gr3" draw:text-style-name="P3" draw:layer="layout" svg:x1="21cm" svg:y1="8.5cm" svg:x2="23cm" svg:y2="8.5cm">
          <text:p text:style-name="P1"/>
        </draw:line>
        <draw:path draw:style-name="gr4" draw:text-style-name="P3" draw:layer="layout" svg:width="10.161cm" svg:height="3.583cm" svg:x="8.338cm" svg:y="4.435cm" svg:viewBox="0 0 10162 3584" svg:d="m162 1565c4500-2500 8000-1500 9000-500s1000 1000 1000 1500-714 839-1500 1000-1651-862-2500-1000-1351-153-2000 0c-725 170-1259 919-2000 1000-683 75-1635-32-2000-500s0-1500 0-1500z">
          <text:p text:style-name="P1"/>
        </draw:path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4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3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Yann GOUY</meta:initial-creator>
    <meta:creation-date>2008-02-01T18:51:01</meta:creation-date>
    <dc:creator>Yann</dc:creator>
    <dc:date>2008-08-15T11:54:21</dc:date>
    <meta:editing-cycles>5</meta:editing-cycles>
    <meta:editing-duration>PT1H0M28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